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C059" svg:font-family="C059"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a6ab2" officeooo:paragraph-rsid="001a6ab2"/>
    </style:style>
    <style:style style:name="P2" style:family="paragraph" style:parent-style-name="Standard">
      <style:paragraph-properties fo:text-align="justify" style:justify-single-word="false"/>
      <style:text-properties officeooo:rsid="001c26d5" officeooo:paragraph-rsid="001c26d5"/>
    </style:style>
    <style:style style:name="P3" style:family="paragraph" style:parent-style-name="Standard">
      <style:paragraph-properties fo:text-align="justify" style:justify-single-word="false"/>
      <style:text-properties officeooo:rsid="001c26d5" officeooo:paragraph-rsid="001a6ab2"/>
    </style:style>
    <style:style style:name="P4" style:family="paragraph" style:parent-style-name="Standard">
      <style:paragraph-properties fo:text-align="justify" style:justify-single-word="false"/>
      <style:text-properties officeooo:rsid="001dcaeb" officeooo:paragraph-rsid="001dcaeb"/>
    </style:style>
    <style:style style:name="P5" style:family="paragraph" style:parent-style-name="Standard">
      <style:paragraph-properties fo:text-align="justify" style:justify-single-word="false"/>
      <style:text-properties style:font-name="Tlwg Typist" fo:font-size="9pt" officeooo:rsid="001dcaeb" officeooo:paragraph-rsid="001dcaeb" style:font-size-asian="9pt" style:font-size-complex="9pt"/>
    </style:style>
    <style:style style:name="P6" style:family="paragraph" style:parent-style-name="Standard">
      <style:paragraph-properties fo:text-align="justify" style:justify-single-word="false"/>
      <style:text-properties officeooo:rsid="00251b40" officeooo:paragraph-rsid="00251b40"/>
    </style:style>
    <style:style style:name="P7" style:family="paragraph" style:parent-style-name="Standard">
      <style:paragraph-properties fo:text-align="justify" style:justify-single-word="false"/>
      <style:text-properties style:font-name="C059" fo:font-size="9pt" fo:font-weight="normal" officeooo:rsid="001fc02a" officeooo:paragraph-rsid="001dcaeb" style:font-size-asian="9pt" style:font-weight-asian="normal" style:font-size-complex="9pt" style:font-weight-complex="normal"/>
    </style:style>
    <style:style style:name="P8" style:family="paragraph" style:parent-style-name="Standard">
      <style:paragraph-properties fo:text-align="center" style:justify-single-word="false"/>
      <style:text-properties fo:font-size="14pt" fo:font-weight="bold" officeooo:rsid="001c26d5" officeooo:paragraph-rsid="001c26d5"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290664" officeooo:paragraph-rsid="00290664"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weight="bold" officeooo:rsid="001a6ab2" officeooo:paragraph-rsid="001a6ab2" style:font-weight-asian="bold" style:font-weight-complex="bold"/>
    </style:style>
    <style:style style:name="P11" style:family="paragraph" style:parent-style-name="Standard">
      <style:paragraph-properties fo:text-align="justify" style:justify-single-word="false"/>
      <style:text-properties officeooo:rsid="001a6ab2" officeooo:paragraph-rsid="0029e5d5"/>
    </style:style>
    <style:style style:name="T1" style:family="text">
      <style:text-properties officeooo:rsid="001c26d5"/>
    </style:style>
    <style:style style:name="T2" style:family="text">
      <style:text-properties officeooo:rsid="001dcaeb"/>
    </style:style>
    <style:style style:name="T3" style:family="text">
      <style:text-properties fo:font-weight="bold" style:font-weight-asian="bold" style:font-weight-complex="bold"/>
    </style:style>
    <style:style style:name="T4" style:family="text">
      <style:text-properties fo:font-weight="bold" officeooo:rsid="00249cac" style:font-weight-asian="bold" style:font-weight-complex="bold"/>
    </style:style>
    <style:style style:name="T5" style:family="text">
      <style:text-properties officeooo:rsid="002280eb"/>
    </style:style>
    <style:style style:name="T6" style:family="text">
      <style:text-properties officeooo:rsid="00249cac"/>
    </style:style>
    <style:style style:name="T7" style:family="text">
      <style:text-properties officeooo:rsid="00258285"/>
    </style:style>
    <style:style style:name="T8" style:family="text">
      <style:text-properties officeooo:rsid="0025c9dd"/>
    </style:style>
    <style:style style:name="T9" style:family="text">
      <style:text-properties officeooo:rsid="0027bd27"/>
    </style:style>
    <style:style style:name="T10" style:family="text">
      <style:text-properties officeooo:rsid="0028de26"/>
    </style:style>
    <style:style style:name="T11" style:family="text">
      <style:text-properties officeooo:rsid="00290664"/>
    </style:style>
    <style:style style:name="T12" style:family="text">
      <style:text-properties officeooo:rsid="0029e5d5"/>
    </style:style>
    <style:style style:name="T13" style:family="text">
      <style:text-properties officeooo:rsid="002ac8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dule ReV – Projet</text:p>
      <text:p text:style-name="P9">Partie 1 : modèle statique</text:p>
      <text:p text:style-name="Standard"/>
      <text:p text:style-name="Standard"/>
      <text:p text:style-name="P10">Il faudra rendre pour la fin du semestre dans un dépôt sur le git de l’ENIB le code du projet ainsi qu’un document de 10 à 15 pages. <text:span text:style-name="T12">Ceci ne constitue que la partie 1 du travail à rendre.</text:span></text:p>
      <text:p text:style-name="P1"/>
      <text:p text:style-name="P11">Il s’agit de proposer une visite d’un musée virtuel. Le musée est un bâtiment de 30m*30m. </text:p>
      <text:p text:style-name="P11"/>
      <text:p text:style-name="P11">Il est constitué, dans sa partie sud, d’un hall de 15m*30m et de 10m de haut. <text:span text:style-name="T12">Le hall possède des baies vitrées qui donnent sur l’extérieur. </text:span></text:p>
      <text:p text:style-name="P11"/>
      <text:p text:style-name="P11">La partie nord est elle constituée de trois salles, chacune fermée par une porte coulissante. <text:span text:style-name="T12">Les salles est et ouest donnent sur le hall. La salle centrale n’est accessible qu’à partir de ses deux voisines est et ouest. </text:span>Ces trois salles ont une hauteur de 5m. Au-dessus de ces trois salles se trouve une mezzanine de 15m*30m. Il est possible d’accéder à cette mezzanine.</text:p>
      <text:p text:style-name="P1"/>
      <text:p text:style-name="P1">Chaque salle accueille 8 à 10 tableaux <text:span text:style-name="T11">et/ou photographies</text:span> répartis dans les salles, la mezzanine selon leurs thèmes (à vous de définir la nature des tableaux ou photographies selon vos envies). Dans le hall et sur la mezzanine on trouvera également des statues/<text:span text:style-name="T1">mobiles</text:span> articulées animées.</text:p>
      <text:p text:style-name="P1"/>
      <text:p text:style-name="P6">Le thème du musée : <text:span text:style-name="T13">la peinture impressionniste.</text:span></text:p>
      <text:p text:style-name="P1"/>
      <text:p text:style-name="P2"><text:span text:style-name="T3">Question 0</text:span> : <text:span text:style-name="T2">étudiez le code fourni ainsi que la documentation associée au moteur 3d </text:span><text:span text:style-name="T6">B</text:span><text:span text:style-name="T2">abylonjs.</text:span></text:p>
      <text:p text:style-name="P1"/>
      <text:p text:style-name="P1"><text:span text:style-name="T3">Question 1</text:span> <text:span text:style-name="T5"> </text:span>: proposez une modélisation du musée (<text:span text:style-name="T1">sols, plafonds, </text:span>cloisons). <text:span text:style-name="T6">Ces différents éléments doivent modéliser aussi bien la forme des objets 3d que l’aspect de leur surface (matériaux, matériaux avec texture). I</text:span><text:span text:style-name="T1">l faudra </text:span><text:span text:style-name="T6">également</text:span><text:span text:style-name="T1"> tenir compte des collisions et de la gravité. </text:span><text:span text:style-name="T5">Un escalier permet de rejoindre la mezzanine à partir du hall.</text:span></text:p>
      <text:p text:style-name="P1"/>
      <text:p text:style-name="P1"><text:span text:style-name="T3">Question </text:span><text:span text:style-name="T4">2</text:span>  : « <text:span text:style-name="T1">accrochez » aux murs les tableaux, selon les contraintes données ci-dessus. </text:span><text:span text:style-name="T6">Des statues seront également installées dans le hall et sur la mezzanine. Certaines d’entre elles sont constituées d’un maillage triangulaire </text:span><text:span text:style-name="T7">alors que </text:span><text:span text:style-name="T6">d’autres </text:span><text:span text:style-name="T7">le sont par </text:span><text:span text:style-name="T6">d</text:span><text:span text:style-name="T7">es </text:span><text:span text:style-name="T6">objets géométriques articulés animées.</text:span></text:p>
      <text:p text:style-name="P3"/>
      <text:p text:style-name="P2"><text:span text:style-name="T3">Question </text:span><text:span text:style-name="T4">3 </text:span> : certaines ouvertures sont dotées de portes (classiques ou coulissantes). <text:s/><text:span text:style-name="T11">Construisez les ouvertures des portes en utilisant des objets CSG et les portes elle-mêmes en tant qu’objets distincts qu’il soit possible par la suite d’animer. Faites en sorte qu’elles soient positionnée en partie ouverte de telle façon qu’elles soient visibles mais qu’on puisse en même temps franchir les ouvertures qu’elles contrôlent.</text:span></text:p>
      <text:p text:style-name="P5"/>
      <text:p text:style-name="P4"/>
      <text:p text:style-name="P7"/>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C059" svg:font-family="C059"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19T06:18:40.991518594</meta:creation-date>
    <dc:date>2025-03-21T09:21:02.120502908</dc:date>
    <meta:editing-duration>PT1H19M41S</meta:editing-duration>
    <meta:editing-cycles>15</meta:editing-cycles>
    <meta:generator>LibreOffice/6.4.7.2$Linux_X86_64 LibreOffice_project/40$Build-2</meta:generator>
    <meta:document-statistic meta:table-count="0" meta:image-count="0" meta:object-count="0" meta:page-count="1" meta:paragraph-count="12" meta:word-count="385" meta:character-count="2348" meta:non-whitespace-character-count="1968"/>
  </office:meta>
</office:document-meta>
</file>